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6.5437in"/>
    </style:style>
    <style:style style:name="co4" style:family="table-column">
      <style:table-column-properties fo:break-before="auto" style:column-width="5.47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Location</text:p>
          </table:table-cell>
          <table:table-cell office:value-type="string">
            <text:p>Quantity</text:p>
          </table:table-cell>
          <table:table-cell office:value-type="string">
            <text:p>Description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, R2, R3</text:p>
          </table:table-cell>
          <table:table-cell office:value-type="float" office:value="3">
            <text:p>3</text:p>
          </table:table-cell>
          <table:table-cell office:value-type="string">
            <text:p>Slide Potentiometers PANEL CONTROL SLIDE CARBON</text:p>
          </table:table-cell>
          <table:table-cell office:value-type="string">
            <text:p>https://www.mouser.com/ProductDetail/Bourns/PTA6044-2015CPA103?qs=%2Fha2pyFadujvgxIP7Cmc3yP4bRfFyxdWMYxID3%252BzE3BA1%252BSbAw4dI1bdpNG6SD4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Development Boards &amp; Kits - ARM PJRC Teensy 4.0 USB Development Board</text:p>
          </table:table-cell>
          <table:table-cell office:value-type="string">
            <text:p>https://www.mouser.com/ProductDetail/Adafruit/4323?qs=sGAEpiMZZMu3sxpa5v1qrpNRHZ6GopPL7%252Bji6UN7Xdc%3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1-4</text:p>
          </table:table-cell>
          <table:table-cell office:value-type="float" office:value="4">
            <text:p>4</text:p>
          </table:table-cell>
          <table:table-cell office:value-type="string">
            <text:p>Pushbutton Switches 3A 125VAC Off-(On) Black</text:p>
          </table:table-cell>
          <table:table-cell office:value-type="string">
            <text:p>https://www.mouser.com/ProductDetail/E-Switch/PS1023ABLK?qs=%2Fha2pyFadugnyIK7CbrZsCwNT5DnLwgnk%2FYAekgYr%252BWbFIEyVFM9Ug%3D%3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R4, R5, R6, R7</text:p>
          </table:table-cell>
          <table:table-cell office:value-type="float" office:value="4">
            <text:p>4</text:p>
          </table:table-cell>
          <table:table-cell office:value-type="string">
            <text:p>Metal Film Resistors - Through Hole LR0204 1% 220R</text:p>
          </table:table-cell>
          <table:table-cell office:value-type="string">
            <text:p>https://www.mouser.com/ProductDetail/TE-Connectivity-Neohm/LR0204F220R?qs=sGAEpiMZZMtlubZbdhIBIJxdTG9LhrplF0SKa6sweoQ%3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3/30/2021</text:date>, <text:time>19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achus Project</meta:initial-creator>
    <meta:creation-date>2021-03-09T17:34:08.81</meta:creation-date>
    <meta:generator>OpenOffice/4.1.9$Win32 OpenOffice.org_project/419m1$Build-9805</meta:generator>
    <dc:date>2021-03-30T19:59:51.35</dc:date>
    <dc:creator>Inachus Project</dc:creator>
    <meta:editing-duration>PT7H12M21S</meta:editing-duration>
    <meta:editing-cycles>5</meta:editing-cycles>
    <meta:document-statistic meta:table-count="3" meta:cell-count="25" meta:object-count="0"/>
  </office:meta>
</office:document-meta>
</file>